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0cm"/>
    </style:style>
    <style:style style:name="gr12" style:family="graphic" style:parent-style-name="objectwithoutfill">
      <style:graphic-properties svg:stroke-width="0.1cm" draw:marker-start="Arrow" draw:marker-start-width="0.55cm" draw:marker-end="" draw:marker-end-width="0.5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"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28pt" fo:font-style="normal" fo:font-weight="normal" style:font-size-asian="30pt" style:font-size-complex="3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mic Sans MS1" fo:font-size="28pt" fo:font-style="normal" fo:font-weight="normal" style:font-size-asian="30pt" style:font-size-complex="30pt"/>
    </style:style>
    <style:style style:name="P5" style:family="paragraph">
      <style:paragraph-properties fo:text-align="center"/>
      <style:text-properties style:font-name="Comic Sans MS1" fo:font-size="28pt" fo:font-style="normal" fo:font-weight="normal"/>
    </style:style>
    <style:style style:name="P6" style:family="paragraph">
      <style:text-properties style:font-name="Comic Sans MS1" fo:font-size="28pt" fo:font-style="normal" fo:font-weight="normal" style:font-size-asian="30pt" style:font-size-complex="30pt"/>
    </style:style>
    <style:style style:name="P7" style:family="paragraph">
      <style:paragraph-properties fo:text-align="center"/>
      <style:text-properties style:font-name="Comic Sans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style:font-name="Comic Sans MS1" fo:font-size="28pt" fo:font-style="normal" fo:font-weight="normal" style:font-size-asian="30pt" style:font-size-complex="30pt"/>
    </style:style>
    <style:style style:name="T2" style:family="text">
      <style:text-properties style:font-name="Comic Sans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controls" svg:width="3.9cm" svg:height="2.135cm" svg:x="3.1cm" svg:y="3.565cm">
          <text:p text:style-name="P1"><text:span text:style-name="T1">Thu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controls" svg:width="3.9cm" svg:height="2.135cm" svg:x="2.903cm" svg:y="3.356cm">
          <text:p text:style-name="P1"><text:span text:style-name="T1">Thu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5.2cm" svg:x="2.233cm" svg:y="2.1cm">
          <text:p text:style-name="P1"><text:span text:style-name="T1">Haskell hea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5.2cm" svg:x="1.9cm" svg:y="1.758cm">
          <text:p text:style-name="P1"><text:span text:style-name="T1">Haskell hea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5.2cm" svg:x="1.5cm" svg:y="1.4cm">
          <text:p text:style-name="P1"><text:span text:style-name="T1">Haskell hea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1.1cm" svg:height="1cm" svg:x="22.4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.1cm" svg:height="1cm" svg:x="16.3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1.1cm" svg:height="1cm" svg:x="21.5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1.1cm" svg:height="1cm" svg:x="13.2cm" svg:y="1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1.1cm" svg:height="1cm" svg:x="15.7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1cm" svg:height="1cm" svg:x="16.3cm" svg:y="1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1cm" svg:height="1cm" svg:x="22.4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1cm" svg:height="5.1cm" svg:x="8.7cm" svg:y="16.3cm">
          <text:p text:style-name="P3"><text:span text:style-name="T1">Intel chips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1cm" svg:height="1cm" svg:x="7.7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1cm" svg:height="1cm" svg:x="4.7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1.1cm" svg:height="1cm" svg:x="14.1cm" svg:y="2.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controls" svg:x1="1.5cm" svg:y1="15.5cm" svg:x2="30.2cm" svg:y2="15.5cm">
          <text:p/>
        </draw:line>
        <draw:frame draw:style-name="gr5" draw:text-style-name="P6" draw:layer="layout" svg:width="4.833cm" svg:height="3.003cm" svg:x="1.8cm" svg:y="15.7cm">
          <draw:text-box>
            <text:p><text:span text:style-name="T1">Netbook</text:span></text:p>
            <text:p><text:span text:style-name="T1">hardware</text:span></text:p>
          </draw:text-box>
        </draw:frame>
        <draw:custom-shape draw:style-name="gr6" draw:text-style-name="P2" draw:layer="controls" svg:width="7.6cm" svg:height="2.2cm" svg:x="16.1cm" svg:y="18.5cm">
          <text:p text:style-name="P1"><text:span text:style-name="T1">HD Audi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controls" svg:width="5.4cm" svg:height="2.428cm" svg:x="25cm" svg:y="18.5cm">
          <text:p text:style-name="P1"><text:span text:style-name="T1">Speak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controls" svg:width="2.2cm" svg:height="2cm" svg:x="23.1cm" svg:y="18.7cm">
          <text:p/>
          <draw:enhanced-geometry svg:viewBox="0 0 21600 21600" draw:text-areas="0 ?f0 ?f5 ?f2" draw:type="right-arrow" draw:modifiers="12371.7676452217 5980.209895052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8.6cm" svg:height="6.347cm" svg:x="1.7cm" svg:y="8.6cm">
          <text:p text:style-name="P1"><text:span text:style-name="T1">Ajhc</text:span></text:p>
          <text:p text:style-name="P1"><text:span text:style-name="T1">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1.4cm" svg:height="4.8cm" svg:x="14.1cm" svg:y="1.3cm">
          <text:p text:style-name="P1"><text:span text:style-name="T1">hdaudioIn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controls" svg:x1="12.2cm" svg:y1="6.6cm" svg:x2="30.2cm" svg:y2="6.6cm">
          <text:p/>
        </draw:line>
        <draw:custom-shape draw:style-name="gr1" draw:text-style-name="P2" xml:id="id1" draw:id="id1" draw:layer="layout" svg:width="7.341cm" svg:height="2.135cm" svg:x="12.9cm" svg:y="3.365cm">
          <text:p text:style-name="P1"><text:span text:style-name="T1">Constru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316cm" svg:height="1.715cm" svg:x="3.4cm" svg:y="9.7cm">
          <text:p text:style-name="P1"><text:span text:style-name="T1">s_alloc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316cm" svg:height="1.715cm" svg:x="3.4cm" svg:y="12.62cm">
          <text:p text:style-name="P1"><text:span text:style-name="T1">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draw:type="curve" svg:x1="12.9cm" svg:y1="4.432cm" svg:x2="8.25cm" svg:y2="9.7cm" draw:start-shape="id1" draw:start-glue-point="3" draw:end-shape="id2" draw:end-glue-point="0" svg:d="M12900 4432c-3100 0-4650 1756-4650 5268" svg:viewBox="0 0 4651 5269">
          <text:p/>
        </draw:connector>
        <draw:connector draw:style-name="gr10" draw:text-style-name="P5" draw:layer="layout" draw:type="curve" svg:x1="6.058cm" svg:y1="11.415cm" svg:x2="6.058cm" svg:y2="12.62cm" draw:start-shape="id3" draw:start-glue-point="2" draw:end-shape="id4" draw:end-glue-point="0" svg:d="M6058 11415v1205" svg:viewBox="0 0 1 1206">
          <text:p/>
        </draw:connector>
        <draw:line draw:style-name="gr4" draw:text-style-name="P5" draw:layer="controls" svg:x1="12.2cm" svg:y1="6.6cm" svg:x2="12.2cm" svg:y2="1.4cm">
          <text:p/>
        </draw:line>
        <draw:connector draw:style-name="gr10" draw:text-style-name="P5" draw:layer="layout" draw:type="curve" svg:x1="5.25cm" svg:y1="9.7cm" svg:x2="5.25cm" svg:y2="5.9cm" draw:start-shape="id5" draw:start-glue-point="0" draw:end-shape="id6" svg:d="M5250 9700v-3800" svg:viewBox="0 0 1 3801">
          <text:p/>
        </draw:connector>
        <draw:frame draw:style-name="gr5" draw:text-style-name="P6" draw:layer="layout" svg:width="3.859cm" svg:height="1.627cm" svg:x="25.9cm" svg:y="4.472cm">
          <draw:text-box>
            <text:p><text:span text:style-name="T1">Haskell</text:span></text:p>
          </draw:text-box>
        </draw:frame>
        <draw:frame draw:style-name="gr5" draw:text-style-name="P2" draw:layer="layout" svg:width="5.29cm" svg:height="1.627cm" svg:x="24.7cm" svg:y="6.672cm">
          <draw:text-box>
            <text:p text:style-name="P1"><text:span text:style-name="T1">C language</text:span></text:p>
          </draw:text-box>
        </draw:frame>
        <draw:frame draw:style-name="gr11" draw:text-style-name="P6" draw:layer="layout" svg:width="2.25cm" svg:height="1.627cm" svg:x="9.323cm" svg:y="1.3cm">
          <draw:text-box>
            <text:p><text:span text:style-name="T1">Use</text:span></text:p>
          </draw:text-box>
        </draw:frame>
        <draw:custom-shape draw:style-name="gr9" draw:text-style-name="P2" draw:layer="layout" svg:width="5.5cm" svg:height="4.9cm" svg:x="9.2cm" svg:y="9.8cm">
          <text:p text:style-name="P1"><text:span text:style-name="T1">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5cm" svg:height="2cm" svg:x="15.1cm" svg:y="8.2cm">
          <text:p text:style-name="P1"><text:span text:style-name="T1">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5cm" svg:height="2cm" svg:x="21.2cm" svg:y="8.2cm">
          <text:p text:style-name="P1"><text:span text:style-name="T1">Ex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draw:type="curve" svg:x1="16.85cm" svg:y1="18.5cm" svg:x2="16.85cm" svg:y2="10.2cm" draw:start-shape="id7" draw:start-glue-point="0" draw:end-shape="id8" draw:end-glue-point="2" svg:d="M16850 18500v-8300" svg:viewBox="0 0 1 8301">
          <text:p/>
        </draw:connector>
        <draw:connector draw:style-name="gr12" draw:text-style-name="P5" draw:layer="layout" draw:type="curve" svg:x1="22.95cm" svg:y1="18.5cm" svg:x2="22.95cm" svg:y2="10.2cm" draw:start-shape="id9" draw:start-glue-point="0" draw:end-shape="id10" draw:end-glue-point="2" svg:d="M22950 18500v-8300" svg:viewBox="0 0 1 8301">
          <text:p/>
        </draw:connector>
        <draw:g xml:id="id11" draw:id="id11">
          <draw:custom-shape draw:style-name="gr13" draw:text-style-name="P2" draw:layer="layout" svg:width="4.333cm" svg:height="2cm" svg:x="9.99cm" svg:y="12.2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" draw:layer="layout" svg:width="4.332cm" svg:height="2cm" svg:x="9.796cm" svg:y="11.991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7" draw:layer="layout" svg:width="4.333cm" svg:height="2cm" svg:x="9.577cm" svg:y="11.791cm">
            <text:p text:style-name="P1"><text:span text:style-name="T2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text-style-name="P6" draw:layer="layout" svg:width="5.027cm" svg:height="1.627cm" svg:x="16.9cm" svg:y="16.2cm">
          <draw:text-box>
            <text:p><text:span text:style-name="T1">Interrupt</text:span></text:p>
          </draw:text-box>
        </draw:frame>
        <draw:frame draw:style-name="gr5" draw:text-style-name="P6" draw:layer="layout" svg:width="2.263cm" svg:height="1.627cm" svg:x="23.2cm" svg:y="16.2cm">
          <draw:text-box>
            <text:p><text:span text:style-name="T1">iret</text:span></text:p>
          </draw:text-box>
        </draw:frame>
        <draw:connector draw:style-name="gr14" draw:text-style-name="P5" draw:layer="layout" draw:type="curve" svg:x1="14.323cm" svg:y1="12.995cm" svg:x2="16.25cm" svg:y2="10.2cm" draw:start-shape="id11" draw:start-glue-point="1" draw:end-shape="id12" draw:end-glue-point="2" svg:d="M14323 12995c1285 0 1927-931 1927-2795" svg:viewBox="0 0 1928 2796">
          <text:p/>
        </draw:connector>
        <draw:connector draw:style-name="gr14" draw:text-style-name="P5" draw:layer="layout" draw:type="curve" svg:x1="22.05cm" svg:y1="10.2cm" svg:x2="14.3cm" svg:y2="13.7cm" draw:start-shape="id13" draw:start-glue-point="2" draw:end-shape="id14" draw:end-glue-point="1" svg:d="M22050 10200c0 2334-2583 3500-7750 3500" svg:viewBox="0 0 7751 3501">
          <text:p/>
        </draw:connector>
        <draw:frame draw:style-name="gr5" draw:text-style-name="P6" draw:layer="layout" svg:width="3.635cm" svg:height="1.627cm" svg:x="18.2cm" svg:y="13.3cm">
          <draw:text-box>
            <text:p><text:span text:style-name="T1">Return</text:span></text:p>
          </draw:text-box>
        </draw:frame>
        <draw:connector draw:style-name="gr10" draw:text-style-name="P5" draw:layer="layout" draw:type="curve" svg:x1="16.85cm" svg:y1="8.2cm" svg:x2="16.85cm" svg:y2="6.1cm" draw:start-shape="id8" draw:start-glue-point="0" draw:end-shape="id15" draw:end-glue-point="2" svg:d="M16850 8200v-2100" svg:viewBox="0 0 1 2101">
          <text:p/>
        </draw:connector>
        <draw:connector draw:style-name="gr10" draw:text-style-name="P5" draw:layer="layout" draw:type="curve" svg:x1="22.95cm" svg:y1="6.1cm" svg:x2="22.95cm" svg:y2="8.2cm" draw:start-shape="id16" draw:end-shape="id10" draw:end-glue-point="0" svg:d="M22950 6100v2100" svg:viewBox="0 0 1 2101">
          <text:p/>
        </draw:connector>
        <draw:frame draw:style-name="gr5" draw:text-style-name="P6" draw:layer="layout" svg:width="4.308cm" svg:height="1.627cm" svg:x="9.3cm" svg:y="6.621cm">
          <draw:text-box>
            <text:p><text:span text:style-name="T1">Allocate</text:span></text:p>
          </draw:text-box>
        </draw:frame>
        <draw:connector draw:style-name="gr14" draw:text-style-name="P5" draw:layer="layout" draw:type="curve" svg:x1="14.1cm" svg:y1="2.6cm" svg:x2="7.2cm" svg:y2="4.832cm" draw:start-shape="id17" draw:start-glue-point="3" draw:end-shape="id6" svg:d="M14100 2600c-5136 0-1686 2232-6900 2232" svg:viewBox="0 0 6901 2233">
          <text:p/>
        </draw:connector>
        <draw:custom-shape draw:style-name="gr1" draw:text-style-name="P2" xml:id="id6" draw:id="id6" draw:layer="layout" svg:width="3.9cm" svg:height="2.135cm" svg:x="3.3cm" svg:y="3.765cm">
          <text:p text:style-name="P1"><text:span text:style-name="T1">Thu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7-22T19:19:12.479068879</dc:date>
    <dc:creator>Okabe Kiwamu</dc:creator>
    <meta:editing-duration>PT2H36M58S</meta:editing-duration>
    <meta:editing-cycles>249</meta:editing-cycles>
    <meta:generator>LibreOffice/4.2.5.2$Linux_X86_64 LibreOffice_project/420m0$Build-2</meta:generator>
    <meta:document-statistic meta:object-count="53"/>
  </office:meta>
</office:document-meta>
</file>